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A00000044AD85A2A7.jpg" manifest:media-type="image/jpeg"/>
  <manifest:file-entry manifest:full-path="Pictures/1000000000000190000001917BBA5FD2.jpg" manifest:media-type="image/jpeg"/>
  <manifest:file-entry manifest:full-path="Pictures/10000000000001A10000013DF47CF3C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7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left="1.249cm" fo:margin-right="0cm" fo:line-height="150%" fo:text-align="justify" style:justify-single-word="false" fo:hyphenation-ladder-count="no-limit" fo:text-indent="1.249cm" style:auto-text-indent="false"/>
      <style:text-properties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style:text-autospace="none"/>
      <style:text-properties style:use-window-font-color="true" fo:font-weight="bold" style:font-weight-asian="bold"/>
    </style:style>
    <style:style style:name="P10" style:family="paragraph" style:parent-style-name="Standard">
      <style:paragraph-properties fo:line-height="150%" fo:text-align="end" style:justify-single-word="false" fo:hyphenation-ladder-count="no-limit"/>
      <style:text-properties style:use-window-font-color="true" fo:font-weight="bold" style:font-weight-asian="bold" fo:hyphenate="false" fo:hyphenation-remain-char-count="2" fo:hyphenation-push-char-count="2"/>
    </style:style>
    <style:style style:name="P11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fo:font-weight="bold" style:font-weight-asian="bold" fo:hyphenate="false" fo:hyphenation-remain-char-count="2" fo:hyphenation-push-char-count="2"/>
    </style:style>
    <style:style style:name="P12" style:family="paragraph" style:parent-style-name="Standard">
      <style:paragraph-properties fo:line-height="150%" fo:text-align="justify" style:justify-single-word="false" fo:hyphenation-ladder-count="no-limit">
        <style:tab-stops>
          <style:tab-stop style:position="9.472cm"/>
        </style:tab-stops>
      </style:paragraph-properties>
      <style:text-properties style:use-window-font-color="true" fo:font-weight="bold" style:font-weight-asian="bold" fo:hyphenate="false" fo:hyphenation-remain-char-count="2" fo:hyphenation-push-char-count="2"/>
    </style:style>
    <style:style style:name="P13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fo:hyphenate="false" fo:hyphenation-remain-char-count="2" fo:hyphenation-push-char-count="2"/>
    </style:style>
    <style:style style:name="P14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15" style:family="paragraph" style:parent-style-name="Standard" style:master-page-name="Standard">
      <style:paragraph-properties fo:text-align="center" style:justify-single-word="false" style:page-number="auto" style:text-autospace="none"/>
      <style:text-properties style:use-window-font-color="true" fo:language="zxx" fo:country="none" fo:font-weight="bold" style:language-asian="zxx" style:country-asian="none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style:font-weight-complex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style:use-window-font-color="tru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Quadro1" text:anchor-type="char" svg:x="12.053cm" svg:y="-6.022cm" svg:width="5.422cm" svg:height="1.295cm" draw:z-index="3"><draw:text-box><text:p text:style-name="P5">SISDOC</text:p><text:p text:style-name="P5">S<text:span text:style-name="T9">R(12)SRFA.{{ memorando.nrsisdoc }}/{{ anosisdoc }}-{{ memorando.nrsufixosisdoc }}</text:span></text:p></draw:text-box></draw:frame></text:p>
      <text:p text:style-name="P9"><text:span text:style-name="T4"><text:s/></text:span>MEMO/INCRA/SRFA(02)/MA/Nº.{{ memorando.tbdocumentobase.id }}/2014 <text:s text:c="8"/></text:p>
      <text:p text:style-name="P10">{{ memorando.nmlocal }}, {{ dia }} de {{ mes }} de {{ ano }}.</text:p>
      <text:p text:style-name="P11"/>
      <text:p text:style-name="P11">{{ memorando.nmdestinatario }}</text:p>
      <text:p text:style-name="P12"><text:tab/></text:p>
      <text:p text:style-name="P11"/>
      <text:p text:style-name="P13">Assunto:<text:span text:style-name="T5"> </text:span><text:span text:style-name="T6">{{ memorando.nmassunto }}</text:span></text:p>
      <text:p text:style-name="P11"/>
      <text:p text:style-name="P11"/>
      <text:p text:style-name="P11"><text:s text:c="3"/><text:tab/><text:tab/></text:p>
      <text:p text:style-name="P13">{{ memorando.nmmensagem }}</text:p>
      <text:p text:style-name="P7"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text:tab/></text:p>
      <text:p text:style-name="P7"/>
      <text:p text:style-name="P8">Atenciosament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style:font-size-complex="10p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-complex="Calibri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weight="bold" style:font-weight-asian="bold"/>
    </style:style>
    <style:style style:name="WW8Num2z0" style:family="text">
      <style:text-properties fo:font-weight="bold" style:font-weight-asian="bold"/>
    </style:style>
    <style:style style:name="WW8Num3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Corpo_20_de_20_texto_20_2_20_Char" style:display-name="Corpo de texto 2 Char" style:family="text" style:parent-style-name="Fonte_20_parág._20_padrão">
      <style:text-properties fo:font-size="12pt" fo:language="pt" fo:country="BR" style:font-size-asian="12pt" style:language-complex="ar" style:country-complex="SA"/>
    </style:style>
    <style:style style:name="Acrônimo_20_HTML" style:display-name="Acrônimo HTML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4.3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4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8.18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9.45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0.7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21.99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3.2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4.5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zxx" fo:country="none" style:language-asian="zxx" style:country-asian="none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01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2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2">Divisão Estadual de Regularização Fundiária da Amazônia Legal – SRFA(02)MA</text:p>
        <text:p text:style-name="MP3">Av. Santos Dumont, nº. 18. Bairro: Anil. São Luís-MA. CEP.: 65046-660 </text:p>
        <text:p text:style-name="MP3">Fone/fax: 98-3244-1500</text:p>
        <text:p text:style-name="MP4">http://portal.mda.gov.br/terralegal/</text:p>
        <text:p text:style-name="Header"/>
      </style:header>
      <style:footer>
        <text:p text:style-name="Footer"><draw:frame draw:style-name="Mfr1" draw:name="figuras1" text:anchor-type="as-char" svg:width="1.916cm" svg:height="1.468cm" draw:z-index="0"><draw:image xlink:href="Pictures/10000000000001A10000013DF47CF3C8.jpg" xlink:type="simple" xlink:show="embed" xlink:actuate="onLoad"/></draw:frame> <text:s text:c="94"/><text:span text:style-name="MT1"><draw:frame draw:style-name="Mfr1" draw:name="figuras2" text:anchor-type="as-char" svg:width="2.912cm" svg:height="1.434cm" draw:z-index="1"><draw:image xlink:href="Pictures/100000000000008A00000044AD85A2A7.jpg" xlink:type="simple" xlink:show="embed" xlink:actuate="onLoad"/></draw:frame></text:span> <text:s text:c="88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delvair.rodrigues</meta:initial-creator>
    <meta:creation-date>2014-01-29T16:26:00</meta:creation-date>
    <dc:creator>waldenilson </dc:creator>
    <dc:date>2014-03-13T09:19:00</dc:date>
    <meta:print-date>2013-01-04T16:33:00</meta:print-date>
    <meta:editing-cycles>29</meta:editing-cycles>
    <meta:editing-duration>PT31M29S</meta:editing-duration>
    <meta:generator>LibreOffice/3.5$Linux_x86 LibreOffice_project/350m1$Build-2</meta:generator>
    <meta:document-statistic meta:table-count="0" meta:image-count="3" meta:object-count="0" meta:page-count="1" meta:paragraph-count="21" meta:word-count="79" meta:character-count="887" meta:non-whitespace-character-count="614"/>
    <meta:user-defined meta:name="Informações 1"/>
    <meta:user-defined meta:name="Informações 2"/>
    <meta:user-defined meta:name="Informações 3"/>
    <meta:user-defined meta:name="Informações 4"/>
  </office:meta>
</office:document-meta>
</file>